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3c16de5d0" style:family="table" style:master-page-name="ta-mp-0x7fd3c16de5d0">
      <style:table-properties table:display="true" style:writing-mode="lr-tb"/>
    </style:style>
    <style:style style:name="ta-0x7fd3c16de7c0" style:family="table" style:master-page-name="ta-mp-0x7fd3c16de7c0">
      <style:table-properties table:display="true" style:writing-mode="lr-tb"/>
    </style:style>
    <style:style style:name="ta-0x7fd3c16de9b0" style:family="table" style:master-page-name="ta-mp-0x7fd3c16de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3c172c6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3c172d9e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3c172d54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3c172d670" style:family="table-cell" style:data-style-name="ND.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3c172d798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3c172d8c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3c172c7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3c172c8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6.25pt" style:use-optimal-column-width="false"/>
    </style:style>
    <style:style style:name="ACOL-2" style:family="table-column">
      <style:table-column-properties style:column-width="95.25pt" style:use-optimal-column-width="true"/>
    </style:style>
    <style:style style:name="ACOL-3" style:family="table-column">
      <style:table-column-properties style:column-width="45.75pt" style:use-optimal-column-width="false"/>
    </style:style>
    <style:style style:name="ACOL-4" style:family="table-column">
      <style:table-column-properties style:column-width="51.75pt" style:use-optimal-column-width="true"/>
    </style:style>
    <style:style style:name="ACOL-5" style:family="table-column">
      <style:table-column-properties style:column-width="52.50pt" style:use-optimal-column-width="false"/>
    </style:style>
    <style:style style:name="ACOL-6" style:family="table-column">
      <style:table-column-properties style:column-width="39.75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61.50pt" style:use-optimal-column-width="false"/>
    </style:style>
    <style:style style:name="ACOL-9" style:family="table-column">
      <style:table-column-properties style:column-width="15.00pt" style:use-optimal-column-width="false"/>
    </style:style>
    <style:style style:name="ACOL-10" style:family="table-column">
      <style:table-column-properties style:column-width="50.25pt" style:use-optimal-column-width="false"/>
    </style:style>
    <style:style style:name="ACOL-11" style:family="table-column">
      <style:table-column-properties style:column-width="59.25pt" style:use-optimal-column-width="true"/>
    </style:style>
    <style:style style:name="ACOL-12" style:family="table-column">
      <style:table-column-properties style:column-width="37.50pt" style:use-optimal-column-width="false"/>
    </style:style>
    <style:style style:name="ACOL-13" style:family="table-column">
      <style:table-column-properties style:column-width="51.00pt" style:use-optimal-column-width="true"/>
    </style:style>
    <style:style style:name="ACOL-14" style:family="table-column">
      <style:table-column-properties style:column-width="73.50pt" style:use-optimal-column-width="true"/>
    </style:style>
    <style:style style:name="ACOL-15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4.2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d3c16de5d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/>
        <table:table-column table:default-cell-style-name="ACE-0x7fd3c172d548" table:style-name="ACOL-4"/>
        <table:table-column table:style-name="ACOL-5"/>
        <table:table-column table:default-cell-style-name="ACE-0x7fd3c172d670" table:style-name="ACOL-6"/>
        <table:table-column table:style-name="ACOL-7"/>
        <table:table-column table:default-cell-style-name="ACE-0x7fd3c172d798" table:style-name="ACOL-8"/>
        <table:table-column table:style-name="ACOL-7"/>
        <table:table-column table:style-name="ACOL-9"/>
        <table:table-column table:style-name="ACOL-10"/>
        <table:table-column table:default-cell-style-name="ACE-0x7fd3c172d548" table:style-name="ACOL-11"/>
        <table:table-column table:default-cell-style-name="ACE-0x7fd3c172d548" table:style-name="ACOL-5"/>
        <table:table-column table:style-name="ACOL-12"/>
        <table:table-column table:style-name="ACOL-0"/>
        <table:table-column table:default-cell-style-name="ACE-0x7fd3c172d548" table:style-name="ACOL-13"/>
        <table:table-column table:style-name="ACOL-14"/>
        <table:table-column table:style-name="ACOL-0" table:number-columns-repeated="2"/>
        <table:table-column table:style-name="ACOL-0" table:number-columns-repeated="236"/>
        <table:table-row table:style-name="AROW-0" table:number-rows-repeated="4">
          <table:table-cell table:number-columns-repeated="256"/>
        </table:table-row>
        <table:table-row table:style-name="AROW-1">
          <table:table-cell table:style-name="Gnumeric-default" office:value-type="string">
            <text:p>Channel width</text:p>
          </table:table-cell>
          <table:table-cell table:style-name="Gnumeric-default"/>
          <table:table-cell table:style-name="Gnumeric-default" office:value-type="float" office:value="0.38">
            <text:p>0.38</text:p>
          </table:table-cell>
          <table:table-cell table:style-name="Gnumeric-default" office:value-type="string">
            <text:p>m</text:p>
          </table:table-cell>
          <table:table-cell table:style-name="ACE-0x7fd3c172d548"/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1">
          <table:table-cell table:style-name="Gnumeric-default" office:value-type="string">
            <text:p>Drag parameter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1/m</text:p>
          </table:table-cell>
          <table:table-cell table:style-name="ACE-0x7fd3c172d548"/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1">
          <table:table-cell table:style-name="Gnumeric-default" office:value-type="string">
            <text:p>Grass density</text:p>
          </table:table-cell>
          <table:table-cell table:style-name="Gnumeric-default"/>
          <table:table-cell table:style-name="Gnumeric-default" office:value-type="float" office:value="1890">
            <text:p>1890</text:p>
          </table:table-cell>
          <table:table-cell table:style-name="Gnumeric-default" office:value-type="string">
            <text:p>blades/m^2</text:p>
          </table:table-cell>
          <table:table-cell table:style-name="ACE-0x7fd3c172d548" table:formula="of:=[.C7]*[.C8]*[.C9]" office:value-type="float" office:value="11.34">
            <text:p>1.13×101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1">
          <table:table-cell table:style-name="Gnumeric-default" office:value-type="string">
            <text:p>Drag coefficient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ACE-0x7fd3c172d548"/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1">
          <table:table-cell table:style-name="Gnumeric-default" office:value-type="string">
            <text:p>Grass blade width</text:p>
          </table:table-cell>
          <table:table-cell table:style-name="Gnumeric-default"/>
          <table:table-cell table:style-name="Gnumeric-default" office:value-type="float" office:value="0.003">
            <text:p>0.003</text:p>
          </table:table-cell>
          <table:table-cell table:style-name="Gnumeric-default" office:value-type="string">
            <text:p>m</text:p>
          </table:table-cell>
          <table:table-cell table:style-name="ACE-0x7fd3c172d548"/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spanned="3" table:style-name="ACE-0x7fd3c172d8c0" office:value-type="string">
            <text:p>Coefficients of quadratic</text:p>
          </table:table-cell>
          <table:covered-table-cell table:number-columns-repeated="2"/>
          <table:table-cell table:style-name="Gnumeric-default"/>
          <table:table-cell table:number-columns-spanned="2" table:style-name="ACE-0x7fd3c172d548" office:value-type="string">
            <text:p>sqrt(lambda')</text:p>
          </table:table-cell>
          <table:covered-table-cell/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cenario</text:p>
          </table:table-cell>
          <table:table-cell table:style-name="Gnumeric-default" office:value-type="string">
            <text:p>H (cm)</text:p>
          </table:table-cell>
          <table:table-cell table:style-name="Gnumeric-default" office:value-type="string">
            <text:p>Q <text:s/>10^-2 (cm^3/s)</text:p>
          </table:table-cell>
          <table:table-cell table:style-name="Gnumeric-default" office:value-type="string">
            <text:p>h_d (cm)</text:p>
          </table:table-cell>
          <table:table-cell table:style-name="ACE-0x7fd3c172d548" office:value-type="string">
            <text:p>Q2d=Q/W</text:p>
          </table:table-cell>
          <table:table-cell table:style-name="Gnumeric-default" office:value-type="string">
            <text:p>Uscale (m/s)</text:p>
          </table:table-cell>
          <table:table-cell table:style-name="ACE-0x7fd3c172d670" office:value-type="string">
            <text:p>Ug</text:p>
          </table:table-cell>
          <table:table-cell table:style-name="Gnumeric-default" office:value-type="string">
            <text:p>Submergence ratio</text:p>
          </table:table-cell>
          <table:table-cell table:style-name="ACE-0x7fd3c172d798" office:value-type="string">
            <text:p>Turbulent viscosity (m^2/s)</text:p>
          </table:table-cell>
          <table:table-cell table:style-name="Gnumeric-default" office:value-type="string">
            <text:p>Reynolds number</text:p>
          </table:table-cell>
          <table:table-cell table:style-name="Gnumeric-default"/>
          <table:table-cell table:style-name="Gnumeric-default" office:value-type="string">
            <text:p>H/delta</text:p>
          </table:table-cell>
          <table:table-cell table:style-name="ACE-0x7fd3c172d548" office:value-type="string">
            <text:p>c</text:p>
          </table:table-cell>
          <table:table-cell table:style-name="ACE-0x7fd3c172d548" office:value-type="string">
            <text:p>b</text:p>
          </table:table-cell>
          <table:table-cell table:style-name="Gnumeric-default" office:value-type="string">
            <text:p>a</text:p>
          </table:table-cell>
          <table:table-cell table:style-name="Gnumeric-default"/>
          <table:table-cell table:style-name="ACE-0x7fd3c172d548" office:value-type="string">
            <text:p>root1</text:p>
          </table:table-cell>
          <table:table-cell table:style-name="Gnumeric-default" office:value-type="string">
            <text:p>root2</text:p>
          </table:table-cell>
          <table:table-cell table:style-name="Gnumeric-default"/>
          <table:table-cell table:style-name="Gnumeric-default" office:value-type="string">
            <text:p>U0 (m/s)</text:p>
          </table:table-cell>
          <table:table-cell table:number-columns-repeated="236" table:style-name="Gnumeric-default"/>
        </table:table-row>
        <table:table-row table:style-name="AROW-2">
          <table:table-cell table:style-name="ACE-0x7fd3c172d9e8" office:value-type="string">
            <text:p>A</text:p>
          </table:table-cell>
          <table:table-cell table:style-name="ACE-0x7fd3c172d9e8" office:value-type="float" office:value="35.9">
            <text:p>35.90</text:p>
          </table:table-cell>
          <table:table-cell table:style-name="ACE-0x7fd3c172d9e8" office:value-type="float" office:value="111">
            <text:p>111.00</text:p>
          </table:table-cell>
          <table:table-cell table:style-name="ACE-0x7fd3c172d9e8" office:value-type="float" office:value="8.5">
            <text:p>8.50</text:p>
          </table:table-cell>
          <table:table-cell table:style-name="ACE-0x7fd3c172d548" table:formula="of:=[.C11]*100*1e-06/[.$C$5]" office:value-type="float" office:value="0.0292105263157895">
            <text:p>2.92×10−2</text:p>
          </table:table-cell>
          <table:table-cell table:style-name="ACE-0x7fd3c172d9e8" table:formula="of:=[.T11]" office:value-type="float" office:value="0.134831770317726">
            <text:p>0.13</text:p>
          </table:table-cell>
          <table:table-cell table:style-name="ACE-0x7fd3c172d670" table:formula="of:=[.Q11]/SQRT([.$E$7])" office:value-type="float" office:value="0.00607470423950441">
            <text:p>0.0061</text:p>
          </table:table-cell>
          <table:table-cell table:style-name="ACE-0x7fd3c172d9e8" table:formula="of:=[.D11]/[.B11]" office:value-type="float" office:value="0.236768802228412">
            <text:p>0.24</text:p>
          </table:table-cell>
          <table:table-cell table:style-name="ACE-0x7fd3c172d798" office:value-type="float" office:value="0.0001">
            <text:p>1.000×10−4</text:p>
          </table:table-cell>
          <table:table-cell table:style-name="ACE-0x7fd3c172d9e8" table:formula="of:=[.T11]*[.B11]*0.01/2/[.I11]" office:value-type="float" office:value="242.023027720318">
            <text:p>242.02</text:p>
          </table:table-cell>
          <table:table-cell table:style-name="ACE-0x7fd3c172d9e8" office:value-type="string">
            <text:p>u</text:p>
          </table:table-cell>
          <table:table-cell table:style-name="ACE-0x7fd3c172d9e8" table:formula="of:=([.J11]*[.$E$7]*[.B11]*0.01/2)^(1/3)" office:value-type="float" office:value="7.89789578960814">
            <text:p>7.90</text:p>
          </table:table-cell>
          <table:table-cell table:style-name="ACE-0x7fd3c172d548" table:formula="of:=-[.E11]" office:value-type="float" office:value="-0.0292105263157895">
            <text:p>−2.92×10−2</text:p>
          </table:table-cell>
          <table:table-cell table:style-name="ACE-0x7fd3c172d548" table:formula="of:=[.D11]*0.01/SQRT([.$E$7])" office:value-type="float" office:value="0.0252413395139512">
            <text:p>2.52×10−2</text:p>
          </table:table-cell>
          <table:table-cell table:style-name="ACE-0x7fd3c172d9e8" table:formula="of:=([.B11]-[.D11])^3*1e-06/3/[.I11]" office:value-type="float" office:value="68.5694133333333">
            <text:p>68.57</text:p>
          </table:table-cell>
          <table:table-cell table:style-name="ACE-0x7fd3c172d9e8"/>
          <table:table-cell table:style-name="ACE-0x7fd3c172d548" table:formula="of:=(-[.N11]+SQRT([.N11]^2-4*[.M11]*[.O11]))/(2*[.O11])" office:value-type="float" office:value="0.0204565157911878">
            <text:p>2.05×10−2</text:p>
          </table:table-cell>
          <table:table-cell table:style-name="ACE-0x7fd3c172d548" table:formula="of:=(-[.N11]-SQRT([.N11]^2-4*[.M11]*[.O11]))/(2*[.O11])" office:value-type="float" office:value="-0.0208246294775518">
            <text:p>−2.08×10−2</text:p>
          </table:table-cell>
          <table:table-cell table:style-name="ACE-0x7fd3c172d9e8"/>
          <table:table-cell table:style-name="ACE-0x7fd3c172d9e8" table:formula="of:=[.Q11]^2/[.I11]*([.B11]*0.01/2)^2" office:value-type="float" office:value="0.134831770317726">
            <text:p>0.13</text:p>
          </table:table-cell>
          <table:table-cell table:number-columns-repeated="233" table:style-name="ACE-0x7fd3c172d9e8"/>
          <table:table-cell table:number-columns-repeated="3" table:style-name="Gnumeric-default"/>
        </table:table-row>
        <table:table-row table:style-name="AROW-1">
          <table:table-cell table:style-name="ACE-0x7fd3c172d9e8" office:value-type="string">
            <text:p>B</text:p>
          </table:table-cell>
          <table:table-cell table:style-name="ACE-0x7fd3c172d9e8" office:value-type="float" office:value="35.9">
            <text:p>35.90</text:p>
          </table:table-cell>
          <table:table-cell table:style-name="ACE-0x7fd3c172d9e8" office:value-type="float" office:value="46">
            <text:p>46.00</text:p>
          </table:table-cell>
          <table:table-cell table:style-name="ACE-0x7fd3c172d9e8" office:value-type="float" office:value="11.3">
            <text:p>11.30</text:p>
          </table:table-cell>
          <table:table-cell table:style-name="ACE-0x7fd3c172d548" table:formula="of:=[.C12]*100*1e-06/[.$C$5]" office:value-type="float" office:value="0.0121052631578947">
            <text:p>1.21×10−2</text:p>
          </table:table-cell>
          <table:table-cell table:style-name="ACE-0x7fd3c172d9e8" table:formula="of:=[.T12]" office:value-type="float" office:value="0.0752692425376186">
            <text:p>0.08</text:p>
          </table:table-cell>
          <table:table-cell table:style-name="ACE-0x7fd3c172d670" table:formula="of:=[.Q12]/SQRT([.$E$7])" office:value-type="float" office:value="0.00453876599695764">
            <text:p>0.0045</text:p>
          </table:table-cell>
          <table:table-cell table:style-name="ACE-0x7fd3c172d9e8" table:formula="of:=[.D12]/[.B12]" office:value-type="float" office:value="0.314763231197772">
            <text:p>0.31</text:p>
          </table:table-cell>
          <table:table-cell table:style-name="ACE-0x7fd3c172d798" table:formula="of:=[.I11]" office:value-type="float" office:value="0.0001">
            <text:p>1.000×10−4</text:p>
          </table:table-cell>
          <table:table-cell table:style-name="ACE-0x7fd3c172d9e8" table:formula="of:=[.T12]*[.B12]*0.01/2/[.I12]" office:value-type="float" office:value="135.108290355025">
            <text:p>135.11</text:p>
          </table:table-cell>
          <table:table-cell table:style-name="ACE-0x7fd3c172d9e8" office:value-type="string">
            <text:p>u</text:p>
          </table:table-cell>
          <table:table-cell table:style-name="ACE-0x7fd3c172d9e8" table:formula="of:=([.J12]*[.$E$7]*[.B12]*0.01/2)^(1/3)" office:value-type="float" office:value="6.50309106052115">
            <text:p>6.50</text:p>
          </table:table-cell>
          <table:table-cell table:style-name="ACE-0x7fd3c172d548" table:formula="of:=-[.E12]" office:value-type="float" office:value="-0.0121052631578947">
            <text:p>−1.21×10−2</text:p>
          </table:table-cell>
          <table:table-cell table:style-name="ACE-0x7fd3c172d548" table:formula="of:=[.D12]*0.01/SQRT([.$E$7])" office:value-type="float" office:value="0.0335561337067822">
            <text:p>3.36×10−2</text:p>
          </table:table-cell>
          <table:table-cell table:style-name="ACE-0x7fd3c172d9e8" table:formula="of:=([.B12]-[.D12])^3*1e-06/3/[.I12]" office:value-type="float" office:value="49.62312">
            <text:p>49.62</text:p>
          </table:table-cell>
          <table:table-cell table:style-name="ACE-0x7fd3c172d9e8"/>
          <table:table-cell table:style-name="ACE-0x7fd3c172d548" table:formula="of:=(-[.N12]+SQRT([.N12]^2-4*[.M12]*[.O12]))/(2*[.O12])" office:value-type="float" office:value="0.0152842565874194">
            <text:p>1.53×10−2</text:p>
          </table:table-cell>
          <table:table-cell table:style-name="ACE-0x7fd3c172d548" table:formula="of:=(-[.N12]-SQRT([.N12]^2-4*[.M12]*[.O12]))/(2*[.O12])" office:value-type="float" office:value="-0.0159604763355284">
            <text:p>−1.60×10−2</text:p>
          </table:table-cell>
          <table:table-cell table:style-name="ACE-0x7fd3c172d9e8"/>
          <table:table-cell table:style-name="ACE-0x7fd3c172d9e8" table:formula="of:=[.Q12]^2/[.I12]*([.B12]*0.01/2)^2" office:value-type="float" office:value="0.0752692425376186">
            <text:p>0.08</text:p>
          </table:table-cell>
          <table:table-cell table:number-columns-repeated="233" table:style-name="ACE-0x7fd3c172d9e8"/>
          <table:table-cell table:number-columns-repeated="3" table:style-name="Gnumeric-default"/>
        </table:table-row>
        <table:table-row table:style-name="AROW-1">
          <table:table-cell table:style-name="ACE-0x7fd3c172d9e8" office:value-type="string">
            <text:p>C</text:p>
          </table:table-cell>
          <table:table-cell table:style-name="ACE-0x7fd3c172d9e8" office:value-type="float" office:value="35.9">
            <text:p>35.90</text:p>
          </table:table-cell>
          <table:table-cell table:style-name="ACE-0x7fd3c172d9e8" office:value-type="float" office:value="13">
            <text:p>13.00</text:p>
          </table:table-cell>
          <table:table-cell table:style-name="ACE-0x7fd3c172d9e8" office:value-type="float" office:value="12.9">
            <text:p>12.90</text:p>
          </table:table-cell>
          <table:table-cell table:style-name="ACE-0x7fd3c172d548" table:formula="of:=[.C13]*100*1e-06/[.$C$5]" office:value-type="float" office:value="0.00342105263157895">
            <text:p>3.42×10−3</text:p>
          </table:table-cell>
          <table:table-cell table:style-name="ACE-0x7fd3c172d9e8" table:formula="of:=[.T13]" office:value-type="float" office:value="0.0245234847843495">
            <text:p>0.02</text:p>
          </table:table-cell>
          <table:table-cell table:style-name="ACE-0x7fd3c172d670" table:formula="of:=[.Q13]/SQRT([.$E$7])" office:value-type="float" office:value="0.00259071781492275">
            <text:p>0.0026</text:p>
          </table:table-cell>
          <table:table-cell table:style-name="ACE-0x7fd3c172d9e8" table:formula="of:=[.D13]/[.B13]" office:value-type="float" office:value="0.35933147632312">
            <text:p>0.36</text:p>
          </table:table-cell>
          <table:table-cell table:style-name="ACE-0x7fd3c172d798" table:formula="of:=[.I12]" office:value-type="float" office:value="0.0001">
            <text:p>1.000×10−4</text:p>
          </table:table-cell>
          <table:table-cell table:style-name="ACE-0x7fd3c172d9e8" table:formula="of:=[.T13]*[.B13]*0.01/2/[.I13]" office:value-type="float" office:value="44.0196551879073">
            <text:p>44.02</text:p>
          </table:table-cell>
          <table:table-cell table:style-name="ACE-0x7fd3c172d9e8" office:value-type="string">
            <text:p>s</text:p>
          </table:table-cell>
          <table:table-cell table:style-name="ACE-0x7fd3c172d9e8" table:formula="of:=([.J13]*[.$E$7]*[.B13]*0.01/2)^(1/3)" office:value-type="float" office:value="4.47481118144067">
            <text:p>4.47</text:p>
          </table:table-cell>
          <table:table-cell table:style-name="ACE-0x7fd3c172d548" table:formula="of:=-[.E13]" office:value-type="float" office:value="-0.00342105263157895">
            <text:p>−3.42×10−3</text:p>
          </table:table-cell>
          <table:table-cell table:style-name="ACE-0x7fd3c172d548" table:formula="of:=[.D13]*0.01/SQRT([.$E$7])" office:value-type="float" office:value="0.0383074446741142">
            <text:p>3.83×10−2</text:p>
          </table:table-cell>
          <table:table-cell table:style-name="ACE-0x7fd3c172d9e8" table:formula="of:=([.B13]-[.D13])^3*1e-06/3/[.I13]" office:value-type="float" office:value="40.5566666666667">
            <text:p>40.56</text:p>
          </table:table-cell>
          <table:table-cell table:style-name="ACE-0x7fd3c172d9e8"/>
          <table:table-cell table:style-name="ACE-0x7fd3c172d548" table:formula="of:=(-[.N13]+SQRT([.N13]^2-4*[.M13]*[.O13]))/(2*[.O13])" office:value-type="float" office:value="0.0087242206043273">
            <text:p>8.72×10−3</text:p>
          </table:table-cell>
          <table:table-cell table:style-name="ACE-0x7fd3c172d548" table:formula="of:=(-[.N13]-SQRT([.N13]^2-4*[.M13]*[.O13]))/(2*[.O13])" office:value-type="float" office:value="-0.00966876185543556">
            <text:p>−9.67×10−3</text:p>
          </table:table-cell>
          <table:table-cell table:style-name="ACE-0x7fd3c172d9e8"/>
          <table:table-cell table:style-name="ACE-0x7fd3c172d9e8" table:formula="of:=[.Q13]^2/[.I13]*([.B13]*0.01/2)^2" office:value-type="float" office:value="0.0245234847843495">
            <text:p>0.02</text:p>
          </table:table-cell>
          <table:table-cell table:number-columns-repeated="233" table:style-name="ACE-0x7fd3c172d9e8"/>
          <table:table-cell table:number-columns-repeated="3" table:style-name="Gnumeric-default"/>
        </table:table-row>
        <table:table-row table:style-name="AROW-1">
          <table:table-cell table:style-name="ACE-0x7fd3c172d9e8" office:value-type="string">
            <text:p>D</text:p>
          </table:table-cell>
          <table:table-cell table:style-name="ACE-0x7fd3c172d9e8" office:value-type="float" office:value="29">
            <text:p>29.00</text:p>
          </table:table-cell>
          <table:table-cell table:style-name="ACE-0x7fd3c172d9e8" office:value-type="float" office:value="98">
            <text:p>98.00</text:p>
          </table:table-cell>
          <table:table-cell table:style-name="ACE-0x7fd3c172d9e8" office:value-type="float" office:value="6.4">
            <text:p>6.40</text:p>
          </table:table-cell>
          <table:table-cell table:style-name="ACE-0x7fd3c172d548" table:formula="of:=[.C14]*100*1e-06/[.$C$5]" office:value-type="float" office:value="0.0257894736842105">
            <text:p>2.58×10−2</text:p>
          </table:table-cell>
          <table:table-cell table:style-name="ACE-0x7fd3c172d9e8" table:formula="of:=[.T14]" office:value-type="float" office:value="0.13825751467232">
            <text:p>0.14</text:p>
          </table:table-cell>
          <table:table-cell table:style-name="ACE-0x7fd3c172d670" table:formula="of:=[.Q14]/SQRT([.$E$7])" office:value-type="float" office:value="0.00761499887197973">
            <text:p>0.0076</text:p>
          </table:table-cell>
          <table:table-cell table:style-name="ACE-0x7fd3c172d9e8" table:formula="of:=[.D14]/[.B14]" office:value-type="float" office:value="0.220689655172414">
            <text:p>0.22</text:p>
          </table:table-cell>
          <table:table-cell table:style-name="ACE-0x7fd3c172d798" table:formula="of:=[.I13]" office:value-type="float" office:value="0.0001">
            <text:p>1.000×10−4</text:p>
          </table:table-cell>
          <table:table-cell table:style-name="ACE-0x7fd3c172d9e8" table:formula="of:=[.T14]*[.B14]*0.01/2/[.I14]" office:value-type="float" office:value="200.473396274864">
            <text:p>200.47</text:p>
          </table:table-cell>
          <table:table-cell table:style-name="ACE-0x7fd3c172d9e8" office:value-type="string">
            <text:p>u</text:p>
          </table:table-cell>
          <table:table-cell table:style-name="ACE-0x7fd3c172d9e8" table:formula="of:=([.J14]*[.$E$7]*[.B14]*0.01/2)^(1/3)" office:value-type="float" office:value="6.90789829638146">
            <text:p>6.91</text:p>
          </table:table-cell>
          <table:table-cell table:style-name="ACE-0x7fd3c172d548" table:formula="of:=-[.E14]" office:value-type="float" office:value="-0.0257894736842105">
            <text:p>−2.58×10−2</text:p>
          </table:table-cell>
          <table:table-cell table:style-name="ACE-0x7fd3c172d548" table:formula="of:=[.D14]*0.01/SQRT([.$E$7])" office:value-type="float" office:value="0.019005243869328">
            <text:p>1.90×10−2</text:p>
          </table:table-cell>
          <table:table-cell table:style-name="ACE-0x7fd3c172d9e8" table:formula="of:=([.B14]-[.D14])^3*1e-06/3/[.I14]" office:value-type="float" office:value="38.4772533333333">
            <text:p>38.48</text:p>
          </table:table-cell>
          <table:table-cell table:style-name="ACE-0x7fd3c172d9e8"/>
          <table:table-cell table:style-name="ACE-0x7fd3c172d548" table:formula="of:=(-[.N14]+SQRT([.N14]^2-4*[.M14]*[.O14]))/(2*[.O14])" office:value-type="float" office:value="0.0256434451016564">
            <text:p>2.56×10−2</text:p>
          </table:table-cell>
          <table:table-cell table:style-name="ACE-0x7fd3c172d548" table:formula="of:=(-[.N14]-SQRT([.N14]^2-4*[.M14]*[.O14]))/(2*[.O14])" office:value-type="float" office:value="-0.0261373796271976">
            <text:p>−2.61×10−2</text:p>
          </table:table-cell>
          <table:table-cell table:style-name="ACE-0x7fd3c172d9e8"/>
          <table:table-cell table:style-name="ACE-0x7fd3c172d9e8" table:formula="of:=[.Q14]^2/[.I14]*([.B14]*0.01/2)^2" office:value-type="float" office:value="0.13825751467232">
            <text:p>0.14</text:p>
          </table:table-cell>
          <table:table-cell table:number-columns-repeated="233" table:style-name="ACE-0x7fd3c172d9e8"/>
          <table:table-cell table:number-columns-repeated="3" table:style-name="Gnumeric-default"/>
        </table:table-row>
        <table:table-row table:style-name="AROW-1">
          <table:table-cell table:style-name="ACE-0x7fd3c172d9e8" office:value-type="string">
            <text:p>E</text:p>
          </table:table-cell>
          <table:table-cell table:style-name="ACE-0x7fd3c172d9e8" office:value-type="float" office:value="29">
            <text:p>29.00</text:p>
          </table:table-cell>
          <table:table-cell table:style-name="ACE-0x7fd3c172d9e8" office:value-type="float" office:value="40">
            <text:p>40.00</text:p>
          </table:table-cell>
          <table:table-cell table:style-name="ACE-0x7fd3c172d9e8" office:value-type="float" office:value="9.4">
            <text:p>9.40</text:p>
          </table:table-cell>
          <table:table-cell table:style-name="ACE-0x7fd3c172d548" table:formula="of:=[.C15]*100*1e-06/[.$C$5]" office:value-type="float" office:value="0.0105263157894737">
            <text:p>1.05×10−2</text:p>
          </table:table-cell>
          <table:table-cell table:style-name="ACE-0x7fd3c172d9e8" table:formula="of:=[.T15]" office:value-type="float" office:value="0.0835185408978757">
            <text:p>0.08</text:p>
          </table:table-cell>
          <table:table-cell table:style-name="ACE-0x7fd3c172d670" table:formula="of:=[.Q15]/SQRT([.$E$7])" office:value-type="float" office:value="0.00591857178857068">
            <text:p>0.0059</text:p>
          </table:table-cell>
          <table:table-cell table:style-name="ACE-0x7fd3c172d9e8" table:formula="of:=[.D15]/[.B15]" office:value-type="float" office:value="0.324137931034483">
            <text:p>0.32</text:p>
          </table:table-cell>
          <table:table-cell table:style-name="ACE-0x7fd3c172d798" table:formula="of:=[.I14]" office:value-type="float" office:value="0.0001">
            <text:p>1.000×10−4</text:p>
          </table:table-cell>
          <table:table-cell table:style-name="ACE-0x7fd3c172d9e8" table:formula="of:=[.T15]*[.B15]*0.01/2/[.I15]" office:value-type="float" office:value="121.10188430192">
            <text:p>121.10</text:p>
          </table:table-cell>
          <table:table-cell table:style-name="ACE-0x7fd3c172d9e8" office:value-type="string">
            <text:p>u</text:p>
          </table:table-cell>
          <table:table-cell table:style-name="ACE-0x7fd3c172d9e8" table:formula="of:=([.J15]*[.$E$7]*[.B15]*0.01/2)^(1/3)" office:value-type="float" office:value="5.83952227160411">
            <text:p>5.84</text:p>
          </table:table-cell>
          <table:table-cell table:style-name="ACE-0x7fd3c172d548" table:formula="of:=-[.E15]" office:value-type="float" office:value="-0.0105263157894737">
            <text:p>−1.05×10−2</text:p>
          </table:table-cell>
          <table:table-cell table:style-name="ACE-0x7fd3c172d548" table:formula="of:=[.D15]*0.01/SQRT([.$E$7])" office:value-type="float" office:value="0.0279139519330754">
            <text:p>2.79×10−2</text:p>
          </table:table-cell>
          <table:table-cell table:style-name="ACE-0x7fd3c172d9e8" table:formula="of:=([.B15]-[.D15])^3*1e-06/3/[.I15]" office:value-type="float" office:value="25.0984533333333">
            <text:p>25.10</text:p>
          </table:table-cell>
          <table:table-cell table:style-name="ACE-0x7fd3c172d9e8"/>
          <table:table-cell table:style-name="ACE-0x7fd3c172d548" table:formula="of:=(-[.N15]+SQRT([.N15]^2-4*[.M15]*[.O15]))/(2*[.O15])" office:value-type="float" office:value="0.0199307410666716">
            <text:p>1.99×10−2</text:p>
          </table:table-cell>
          <table:table-cell table:style-name="ACE-0x7fd3c172d548" table:formula="of:=(-[.N15]-SQRT([.N15]^2-4*[.M15]*[.O15]))/(2*[.O15])" office:value-type="float" office:value="-0.0210429192380652">
            <text:p>−2.10×10−2</text:p>
          </table:table-cell>
          <table:table-cell table:style-name="ACE-0x7fd3c172d9e8"/>
          <table:table-cell table:style-name="ACE-0x7fd3c172d9e8" table:formula="of:=[.Q15]^2/[.I15]*([.B15]*0.01/2)^2" office:value-type="float" office:value="0.0835185408978757">
            <text:p>0.08</text:p>
          </table:table-cell>
          <table:table-cell table:number-columns-repeated="233" table:style-name="ACE-0x7fd3c172d9e8"/>
          <table:table-cell table:number-columns-repeated="3" table:style-name="Gnumeric-default"/>
        </table:table-row>
        <table:table-row table:style-name="AROW-1">
          <table:table-cell table:style-name="ACE-0x7fd3c172d9e8" office:value-type="string">
            <text:p>F</text:p>
          </table:table-cell>
          <table:table-cell table:style-name="ACE-0x7fd3c172d9e8" office:value-type="float" office:value="29">
            <text:p>29.00</text:p>
          </table:table-cell>
          <table:table-cell table:style-name="ACE-0x7fd3c172d9e8" office:value-type="float" office:value="8">
            <text:p>8.00</text:p>
          </table:table-cell>
          <table:table-cell table:style-name="ACE-0x7fd3c172d9e8" office:value-type="float" office:value="12.7">
            <text:p>12.70</text:p>
          </table:table-cell>
          <table:table-cell table:style-name="ACE-0x7fd3c172d548" table:formula="of:=[.C16]*100*1e-06/[.$C$5]" office:value-type="float" office:value="0.00210526315789474">
            <text:p>2.11×10−3</text:p>
          </table:table-cell>
          <table:table-cell table:style-name="ACE-0x7fd3c172d9e8" table:formula="of:=[.T16]" office:value-type="float" office:value="0.0247076113339963">
            <text:p>0.02</text:p>
          </table:table-cell>
          <table:table-cell table:style-name="ACE-0x7fd3c172d670" table:formula="of:=[.Q16]/SQRT([.$E$7])" office:value-type="float" office:value="0.00321914731211001">
            <text:p>0.0032</text:p>
          </table:table-cell>
          <table:table-cell table:style-name="ACE-0x7fd3c172d9e8" table:formula="of:=[.D16]/[.B16]" office:value-type="float" office:value="0.437931034482759">
            <text:p>0.44</text:p>
          </table:table-cell>
          <table:table-cell table:style-name="ACE-0x7fd3c172d798" table:formula="of:=[.I15]" office:value-type="float" office:value="0.0001">
            <text:p>1.000×10−4</text:p>
          </table:table-cell>
          <table:table-cell table:style-name="ACE-0x7fd3c172d9e8" table:formula="of:=[.T16]*[.B16]*0.01/2/[.I16]" office:value-type="float" office:value="35.8260364342946">
            <text:p>35.83</text:p>
          </table:table-cell>
          <table:table-cell table:style-name="ACE-0x7fd3c172d9e8" office:value-type="string">
            <text:p>s</text:p>
          </table:table-cell>
          <table:table-cell table:style-name="ACE-0x7fd3c172d9e8" table:formula="of:=([.J16]*[.$E$7]*[.B16]*0.01/2)^(1/3)" office:value-type="float" office:value="3.8909884353197">
            <text:p>3.89</text:p>
          </table:table-cell>
          <table:table-cell table:style-name="ACE-0x7fd3c172d548" table:formula="of:=-[.E16]" office:value-type="float" office:value="-0.00210526315789474">
            <text:p>−2.11×10−3</text:p>
          </table:table-cell>
          <table:table-cell table:style-name="ACE-0x7fd3c172d548" table:formula="of:=[.D16]*0.01/SQRT([.$E$7])" office:value-type="float" office:value="0.0377135308031977">
            <text:p>3.77×10−2</text:p>
          </table:table-cell>
          <table:table-cell table:style-name="ACE-0x7fd3c172d9e8" table:formula="of:=([.B16]-[.D16])^3*1e-06/3/[.I16]" office:value-type="float" office:value="14.4358233333333">
            <text:p>14.44</text:p>
          </table:table-cell>
          <table:table-cell table:style-name="ACE-0x7fd3c172d9e8"/>
          <table:table-cell table:style-name="ACE-0x7fd3c172d548" table:formula="of:=(-[.N16]+SQRT([.N16]^2-4*[.M16]*[.O16]))/(2*[.O16])" office:value-type="float" office:value="0.0108404516875229">
            <text:p>1.08×10−2</text:p>
          </table:table-cell>
          <table:table-cell table:style-name="ACE-0x7fd3c172d548" table:formula="of:=(-[.N16]-SQRT([.N16]^2-4*[.M16]*[.O16]))/(2*[.O16])" office:value-type="float" office:value="-0.0134529476936298">
            <text:p>−1.35×10−2</text:p>
          </table:table-cell>
          <table:table-cell table:style-name="ACE-0x7fd3c172d9e8"/>
          <table:table-cell table:style-name="ACE-0x7fd3c172d9e8" table:formula="of:=[.Q16]^2/[.I16]*([.B16]*0.01/2)^2" office:value-type="float" office:value="0.0247076113339963">
            <text:p>0.02</text:p>
          </table:table-cell>
          <table:table-cell table:number-columns-repeated="233" table:style-name="ACE-0x7fd3c172d9e8"/>
          <table:table-cell table:number-columns-repeated="3" table:style-name="Gnumeric-default"/>
        </table:table-row>
        <table:table-row table:style-name="AROW-1">
          <table:table-cell table:style-name="ACE-0x7fd3c172d9e8" office:value-type="string">
            <text:p>G</text:p>
          </table:table-cell>
          <table:table-cell table:style-name="ACE-0x7fd3c172d9e8" office:value-type="float" office:value="16.4">
            <text:p>16.40</text:p>
          </table:table-cell>
          <table:table-cell table:style-name="ACE-0x7fd3c172d9e8" office:value-type="float" office:value="48">
            <text:p>48.00</text:p>
          </table:table-cell>
          <table:table-cell table:style-name="ACE-0x7fd3c172d9e8" office:value-type="float" office:value="6.2">
            <text:p>6.20</text:p>
          </table:table-cell>
          <table:table-cell table:style-name="ACE-0x7fd3c172d548" table:formula="of:=[.C17]*100*1e-06/[.$C$5]" office:value-type="float" office:value="0.0126315789473684">
            <text:p>1.26×10−2</text:p>
          </table:table-cell>
          <table:table-cell table:style-name="ACE-0x7fd3c172d9e8" table:formula="of:=[.T17]" office:value-type="float" office:value="0.220085336559409">
            <text:p>0.22</text:p>
          </table:table-cell>
          <table:table-cell table:style-name="ACE-0x7fd3c172d670" table:formula="of:=[.Q17]/SQRT([.$E$7])" office:value-type="float" office:value="0.0169892878397224">
            <text:p>0.0170</text:p>
          </table:table-cell>
          <table:table-cell table:style-name="ACE-0x7fd3c172d9e8" table:formula="of:=[.D17]/[.B17]" office:value-type="float" office:value="0.378048780487805">
            <text:p>0.38</text:p>
          </table:table-cell>
          <table:table-cell table:style-name="ACE-0x7fd3c172d798" table:formula="of:=[.I16]" office:value-type="float" office:value="0.0001">
            <text:p>1.000×10−4</text:p>
          </table:table-cell>
          <table:table-cell table:style-name="ACE-0x7fd3c172d9e8" table:formula="of:=[.T17]*[.B17]*0.01/2/[.I17]" office:value-type="float" office:value="180.469975978715">
            <text:p>180.47</text:p>
          </table:table-cell>
          <table:table-cell table:style-name="ACE-0x7fd3c172d9e8" office:value-type="string">
            <text:p>u</text:p>
          </table:table-cell>
          <table:table-cell table:style-name="ACE-0x7fd3c172d9e8" table:formula="of:=([.J17]*[.$E$7]*[.B17]*0.01/2)^(1/3)" office:value-type="float" office:value="5.51582682359185">
            <text:p>5.52</text:p>
          </table:table-cell>
          <table:table-cell table:style-name="ACE-0x7fd3c172d548" table:formula="of:=-[.E17]" office:value-type="float" office:value="-0.0126315789473684">
            <text:p>−1.26×10−2</text:p>
          </table:table-cell>
          <table:table-cell table:style-name="ACE-0x7fd3c172d548" table:formula="of:=[.D17]*0.01/SQRT([.$E$7])" office:value-type="float" office:value="0.0184113299984115">
            <text:p>1.84×10−2</text:p>
          </table:table-cell>
          <table:table-cell table:style-name="ACE-0x7fd3c172d9e8" table:formula="of:=([.B17]-[.D17])^3*1e-06/3/[.I17]" office:value-type="float" office:value="3.53736">
            <text:p>3.54</text:p>
          </table:table-cell>
          <table:table-cell table:style-name="ACE-0x7fd3c172d9e8"/>
          <table:table-cell table:style-name="ACE-0x7fd3c172d548" table:formula="of:=(-[.N17]+SQRT([.N17]^2-4*[.M17]*[.O17]))/(2*[.O17])" office:value-type="float" office:value="0.0572112849073735">
            <text:p>5.72×10−2</text:p>
          </table:table-cell>
          <table:table-cell table:style-name="ACE-0x7fd3c172d548" table:formula="of:=(-[.N17]-SQRT([.N17]^2-4*[.M17]*[.O17]))/(2*[.O17])" office:value-type="float" office:value="-0.0624161071472392">
            <text:p>−6.24×10−2</text:p>
          </table:table-cell>
          <table:table-cell table:style-name="ACE-0x7fd3c172d9e8"/>
          <table:table-cell table:style-name="ACE-0x7fd3c172d9e8" table:formula="of:=[.Q17]^2/[.I17]*([.B17]*0.01/2)^2" office:value-type="float" office:value="0.220085336559409">
            <text:p>0.22</text:p>
          </table:table-cell>
          <table:table-cell table:number-columns-repeated="233" table:style-name="ACE-0x7fd3c172d9e8"/>
          <table:table-cell table:number-columns-repeated="3" table:style-name="Gnumeric-default"/>
        </table:table-row>
        <table:table-row table:style-name="AROW-1">
          <table:table-cell table:style-name="ACE-0x7fd3c172d9e8" office:value-type="string">
            <text:p>H</text:p>
          </table:table-cell>
          <table:table-cell table:style-name="ACE-0x7fd3c172d9e8" office:value-type="float" office:value="16.4">
            <text:p>16.40</text:p>
          </table:table-cell>
          <table:table-cell table:style-name="ACE-0x7fd3c172d9e8" office:value-type="float" office:value="11">
            <text:p>11.00</text:p>
          </table:table-cell>
          <table:table-cell table:style-name="ACE-0x7fd3c172d9e8" office:value-type="float" office:value="9.4">
            <text:p>9.40</text:p>
          </table:table-cell>
          <table:table-cell table:style-name="ACE-0x7fd3c172d548" table:formula="of:=[.C18]*100*1e-06/[.$C$5]" office:value-type="float" office:value="0.00289473684210526">
            <text:p>2.89×10−3</text:p>
          </table:table-cell>
          <table:table-cell table:style-name="ACE-0x7fd3c172d9e8" table:formula="of:=[.T18]" office:value-type="float" office:value="0.105281924732795">
            <text:p>0.11</text:p>
          </table:table-cell>
          <table:table-cell table:style-name="ACE-0x7fd3c172d670" table:formula="of:=[.Q18]/SQRT([.$E$7])" office:value-type="float" office:value="0.0117505049107456">
            <text:p>0.0118</text:p>
          </table:table-cell>
          <table:table-cell table:style-name="ACE-0x7fd3c172d9e8" table:formula="of:=[.D18]/[.B18]" office:value-type="float" office:value="0.573170731707317">
            <text:p>0.57</text:p>
          </table:table-cell>
          <table:table-cell table:style-name="ACE-0x7fd3c172d798" table:formula="of:=[.I17]" office:value-type="float" office:value="0.0001">
            <text:p>1.000×10−4</text:p>
          </table:table-cell>
          <table:table-cell table:style-name="ACE-0x7fd3c172d9e8" table:formula="of:=[.T18]*[.B18]*0.01/2/[.I18]" office:value-type="float" office:value="86.3311782808921">
            <text:p>86.33</text:p>
          </table:table-cell>
          <table:table-cell table:style-name="ACE-0x7fd3c172d9e8" office:value-type="string">
            <text:p>s</text:p>
          </table:table-cell>
          <table:table-cell table:style-name="ACE-0x7fd3c172d9e8" table:formula="of:=([.J18]*[.$E$7]*[.B18]*0.01/2)^(1/3)" office:value-type="float" office:value="4.31384819790485">
            <text:p>4.31</text:p>
          </table:table-cell>
          <table:table-cell table:style-name="ACE-0x7fd3c172d548" table:formula="of:=-[.E18]" office:value-type="float" office:value="-0.00289473684210526">
            <text:p>−2.89×10−3</text:p>
          </table:table-cell>
          <table:table-cell table:style-name="ACE-0x7fd3c172d548" table:formula="of:=[.D18]*0.01/SQRT([.$E$7])" office:value-type="float" office:value="0.0279139519330754">
            <text:p>2.79×10−2</text:p>
          </table:table-cell>
          <table:table-cell table:style-name="ACE-0x7fd3c172d9e8" table:formula="of:=([.B18]-[.D18])^3*1e-06/3/[.I18]" office:value-type="float" office:value="1.14333333333333">
            <text:p>1.14</text:p>
          </table:table-cell>
          <table:table-cell table:style-name="ACE-0x7fd3c172d9e8"/>
          <table:table-cell table:style-name="ACE-0x7fd3c172d548" table:formula="of:=(-[.N18]+SQRT([.N18]^2-4*[.M18]*[.O18]))/(2*[.O18])" office:value-type="float" office:value="0.0395697271478532">
            <text:p>3.96×10−2</text:p>
          </table:table-cell>
          <table:table-cell table:style-name="ACE-0x7fd3c172d548" table:formula="of:=(-[.N18]-SQRT([.N18]^2-4*[.M18]*[.O18]))/(2*[.O18])" office:value-type="float" office:value="-0.0639842623662866">
            <text:p>−6.40×10−2</text:p>
          </table:table-cell>
          <table:table-cell table:style-name="ACE-0x7fd3c172d9e8"/>
          <table:table-cell table:style-name="ACE-0x7fd3c172d9e8" table:formula="of:=[.Q18]^2/[.I18]*([.B18]*0.01/2)^2" office:value-type="float" office:value="0.105281924732795">
            <text:p>0.11</text:p>
          </table:table-cell>
          <table:table-cell table:number-columns-repeated="233" table:style-name="ACE-0x7fd3c172d9e8"/>
          <table:table-cell table:number-columns-repeated="3" table:style-name="Gnumeric-default"/>
        </table:table-row>
        <table:table-row table:style-name="AROW-1">
          <table:table-cell table:style-name="ACE-0x7fd3c172d9e8" office:value-type="string">
            <text:p>I</text:p>
          </table:table-cell>
          <table:table-cell table:style-name="ACE-0x7fd3c172d9e8" office:value-type="float" office:value="12.3">
            <text:p>12.30</text:p>
          </table:table-cell>
          <table:table-cell table:style-name="ACE-0x7fd3c172d9e8" office:value-type="float" office:value="13">
            <text:p>13.00</text:p>
          </table:table-cell>
          <table:table-cell table:style-name="ACE-0x7fd3c172d9e8" office:value-type="float" office:value="9">
            <text:p>9.00</text:p>
          </table:table-cell>
          <table:table-cell table:style-name="ACE-0x7fd3c172d548" table:formula="of:=[.C19]*100*1e-06/[.$C$5]" office:value-type="float" office:value="0.00342105263157895">
            <text:p>3.42×10−3</text:p>
          </table:table-cell>
          <table:table-cell table:style-name="ACE-0x7fd3c172d9e8" table:formula="of:=[.T19]" office:value-type="float" office:value="0.312781848856313">
            <text:p>0.31</text:p>
          </table:table-cell>
          <table:table-cell table:style-name="ACE-0x7fd3c172d670" table:formula="of:=[.Q19]/SQRT([.$E$7])" office:value-type="float" office:value="0.0270046857715196">
            <text:p>0.0270</text:p>
          </table:table-cell>
          <table:table-cell table:style-name="ACE-0x7fd3c172d9e8" table:formula="of:=[.D19]/[.B19]" office:value-type="float" office:value="0.731707317073171">
            <text:p>0.73</text:p>
          </table:table-cell>
          <table:table-cell table:style-name="ACE-0x7fd3c172d798" table:formula="of:=[.I18]" office:value-type="float" office:value="0.0001">
            <text:p>1.000×10−4</text:p>
          </table:table-cell>
          <table:table-cell table:style-name="ACE-0x7fd3c172d9e8" table:formula="of:=[.T19]*[.B19]*0.01/2/[.I19]" office:value-type="float" office:value="192.360837046633">
            <text:p>192.36</text:p>
          </table:table-cell>
          <table:table-cell table:style-name="ACE-0x7fd3c172d9e8" office:value-type="string">
            <text:p>s</text:p>
          </table:table-cell>
          <table:table-cell table:style-name="ACE-0x7fd3c172d9e8" table:formula="of:=([.J19]*[.$E$7]*[.B19]*0.01/2)^(1/3)" office:value-type="float" office:value="5.1191942519257">
            <text:p>5.12</text:p>
          </table:table-cell>
          <table:table-cell table:style-name="ACE-0x7fd3c172d548" table:formula="of:=-[.E19]" office:value-type="float" office:value="-0.00342105263157895">
            <text:p>−3.42×10−3</text:p>
          </table:table-cell>
          <table:table-cell table:style-name="ACE-0x7fd3c172d548" table:formula="of:=[.D19]*0.01/SQRT([.$E$7])" office:value-type="float" office:value="0.0267261241912424">
            <text:p>2.67×10−2</text:p>
          </table:table-cell>
          <table:table-cell table:style-name="ACE-0x7fd3c172d9e8" table:formula="of:=([.B19]-[.D19])^3*1e-06/3/[.I19]" office:value-type="float" office:value="0.11979">
            <text:p>0.12</text:p>
          </table:table-cell>
          <table:table-cell table:style-name="ACE-0x7fd3c172d9e8"/>
          <table:table-cell table:style-name="ACE-0x7fd3c172d548" table:formula="of:=(-[.N19]+SQRT([.N19]^2-4*[.M19]*[.O19]))/(2*[.O19])" office:value-type="float" office:value="0.0909380537950639">
            <text:p>9.09×10−2</text:p>
          </table:table-cell>
          <table:table-cell table:style-name="ACE-0x7fd3c172d548" table:formula="of:=(-[.N19]-SQRT([.N19]^2-4*[.M19]*[.O19]))/(2*[.O19])" office:value-type="float" office:value="-0.314046194635221">
            <text:p>−3.14×10−1</text:p>
          </table:table-cell>
          <table:table-cell table:style-name="ACE-0x7fd3c172d9e8"/>
          <table:table-cell table:style-name="ACE-0x7fd3c172d9e8" table:formula="of:=[.Q19]^2/[.I19]*([.B19]*0.01/2)^2" office:value-type="float" office:value="0.312781848856313">
            <text:p>0.31</text:p>
          </table:table-cell>
          <table:table-cell table:number-columns-repeated="233" table:style-name="ACE-0x7fd3c172d9e8"/>
          <table:table-cell table:number-columns-repeated="3" table:style-name="Gnumeric-default"/>
        </table:table-row>
        <table:table-row table:style-name="AROW-0" table:number-rows-repeated="3">
          <table:table-cell table:number-columns-repeated="256"/>
        </table:table-row>
        <table:table-row table:style-name="AROW-0">
          <table:table-cell table:style-name="Gnumeric-default"/>
          <table:table-cell table:style-name="Gnumeric-default" office:value-type="string">
            <text:p>Ubar cm/s</text:p>
          </table:table-cell>
          <table:table-cell table:style-name="Gnumeric-default" office:value-type="string">
            <text:p>Delta U cm/s</text:p>
          </table:table-cell>
          <table:table-cell table:style-name="Gnumeric-default"/>
          <table:table-cell table:style-name="ACE-0x7fd3c172d548" office:value-type="string">
            <text:p>Ug cm/s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7.12">
            <text:p>7.12</text:p>
          </table:table-cell>
          <table:table-cell table:style-name="Gnumeric-default" office:value-type="float" office:value="10.49">
            <text:p>10.49</text:p>
          </table:table-cell>
          <table:table-cell table:style-name="Gnumeric-default"/>
          <table:table-cell table:style-name="ACE-0x7fd3c172d9e8" table:formula="of:=[.B24]-[.C24]/2" office:value-type="float" office:value="1.875">
            <text:p>1.88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3.14">
            <text:p>3.14</text:p>
          </table:table-cell>
          <table:table-cell table:style-name="Gnumeric-default" office:value-type="float" office:value="5.03">
            <text:p>5.03</text:p>
          </table:table-cell>
          <table:table-cell table:style-name="Gnumeric-default"/>
          <table:table-cell table:style-name="ACE-0x7fd3c172d9e8" table:formula="of:=[.B25]-[.C25]/2" office:value-type="float" office:value="0.625">
            <text:p>0.62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0.89">
            <text:p>0.89</text:p>
          </table:table-cell>
          <table:table-cell table:style-name="Gnumeric-default" office:value-type="float" office:value="1.66">
            <text:p>1.66</text:p>
          </table:table-cell>
          <table:table-cell table:style-name="Gnumeric-default"/>
          <table:table-cell table:style-name="ACE-0x7fd3c172d9e8" table:formula="of:=[.B26]-[.C26]/2" office:value-type="float" office:value="0.0600000000000001">
            <text:p>0.06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7.4">
            <text:p>7.4</text:p>
          </table:table-cell>
          <table:table-cell table:style-name="Gnumeric-default" office:value-type="float" office:value="10.12">
            <text:p>10.12</text:p>
          </table:table-cell>
          <table:table-cell table:style-name="Gnumeric-default"/>
          <table:table-cell table:style-name="ACE-0x7fd3c172d9e8" table:formula="of:=[.B27]-[.C27]/2" office:value-type="float" office:value="2.34">
            <text:p>2.34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3.37">
            <text:p>3.37</text:p>
          </table:table-cell>
          <table:table-cell table:style-name="Gnumeric-default" office:value-type="float" office:value="4.66">
            <text:p>4.66</text:p>
          </table:table-cell>
          <table:table-cell table:style-name="Gnumeric-default"/>
          <table:table-cell table:style-name="ACE-0x7fd3c172d9e8" table:formula="of:=[.B28]-[.C28]/2" office:value-type="float" office:value="1.04">
            <text:p>1.04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0.88">
            <text:p>0.88</text:p>
          </table:table-cell>
          <table:table-cell table:style-name="Gnumeric-default" office:value-type="float" office:value="1.51">
            <text:p>1.51</text:p>
          </table:table-cell>
          <table:table-cell table:style-name="Gnumeric-default"/>
          <table:table-cell table:style-name="ACE-0x7fd3c172d9e8" table:formula="of:=[.B29]-[.C29]/2" office:value-type="float" office:value="0.125">
            <text:p>0.12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6.96">
            <text:p>6.96</text:p>
          </table:table-cell>
          <table:table-cell table:style-name="Gnumeric-default" office:value-type="float" office:value="7.71">
            <text:p>7.71</text:p>
          </table:table-cell>
          <table:table-cell table:style-name="Gnumeric-default"/>
          <table:table-cell table:style-name="ACE-0x7fd3c172d9e8" table:formula="of:=[.B30]-[.C30]/2" office:value-type="float" office:value="3.105">
            <text:p>3.10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2.7">
            <text:p>2.7</text:p>
          </table:table-cell>
          <table:table-cell table:style-name="Gnumeric-default" office:value-type="float" office:value="2.84">
            <text:p>2.84</text:p>
          </table:table-cell>
          <table:table-cell table:style-name="Gnumeric-default"/>
          <table:table-cell table:style-name="ACE-0x7fd3c172d9e8" table:formula="of:=[.B31]-[.C31]/2" office:value-type="float" office:value="1.28">
            <text:p>1.28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2">
          <table:table-cell table:style-name="Gnumeric-default"/>
          <table:table-cell table:style-name="Gnumeric-default" office:value-type="float" office:value="3.38">
            <text:p>3.38</text:p>
          </table:table-cell>
          <table:table-cell table:style-name="Gnumeric-default" office:value-type="float" office:value="3.68">
            <text:p>3.68</text:p>
          </table:table-cell>
          <table:table-cell table:style-name="Gnumeric-default"/>
          <table:table-cell table:style-name="ACE-0x7fd3c172d9e8" table:formula="of:=[.B32]-[.C32]/2" office:value-type="float" office:value="1.54">
            <text:p>1.54</text:p>
          </table:table-cell>
          <table:table-cell table:style-name="Gnumeric-default"/>
          <table:table-cell table:style-name="ACE-0x7fd3c172d670"/>
          <table:table-cell table:style-name="Gnumeric-default"/>
          <table:table-cell table:style-name="ACE-0x7fd3c172d798"/>
          <table:table-cell table:number-columns-repeated="3" table:style-name="Gnumeric-default"/>
          <table:table-cell table:number-columns-repeated="2" table:style-name="ACE-0x7fd3c172d548"/>
          <table:table-cell table:number-columns-repeated="2" table:style-name="Gnumeric-default"/>
          <table:table-cell table:style-name="ACE-0x7fd3c172d548"/>
          <table:table-cell table:number-columns-repeated="239" table:style-name="Gnumeric-default"/>
        </table:table-row>
        <table:table-row table:style-name="AROW-1" table:number-rows-repeated="3">
          <table:table-cell table:number-columns-repeated="256"/>
        </table:table-row>
        <table:table-row table:style-name="AROW-0" table:number-rows-repeated="65501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7fd3c16de7c0" table:print="true">
        <office:forms form:automatic-focus="false" form:apply-design-mode="false">
          <form:form/>
        </office:forms>
        <table:table-column table:default-cell-style-name="ACE-0x7fd3c172c768" table:style-name="ACOL-0"/>
        <table:table-column table:default-cell-style-name="ACE-0x7fd3c172c76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fd3c16de9b0" table:print="true">
        <office:forms form:automatic-focus="false" form:apply-design-mode="false">
          <form:form/>
        </office:forms>
        <table:table-column table:default-cell-style-name="ACE-0x7fd3c172c890" table:style-name="ACOL-0"/>
        <table:table-column table:default-cell-style-name="ACE-0x7fd3c172c89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number:number-style style:name="ND.2">
      <number:number number:decimal-places="4" number:display-factor="1" number:grouping="false" number:min-integer-digits="1"/>
    </number:number-style>
    <number:number-style style:name="ND.3">
      <number:scientific-number number:decimal-places="3" number:grouping="false" number:min-integer-digits="1" number:min-exponent-digits="0"/>
    </number:number-style>
    <number:number-style style:name="ND.1">
      <number:scientific-number number:decimal-places="2" number:grouping="false" number:min-integer-digits="1" number:min-exponent-digits="0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3c1d64c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d3c1d7c1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d3c1d9ff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d3c16de5d0" style:display-name="Sheet1" style:page-layout-name="pl-0x7fd3c1d64c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3c16de7c0" style:display-name="Sheet2" style:page-layout-name="pl-0x7fd3c1d7c1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3c16de9b0" style:display-name="Sheet3" style:page-layout-name="pl-0x7fd3c1d9f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8-31T05:28:17Z</dc:date>
    <meta:creation-date>2014-08-28T19:18:13Z</meta:creation-date>
    <meta:generator>gnumeric/1.12.9</meta:generator>
  </office:meta>
</office:document-meta>
</file>